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weight="bol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User stories : Website – </text:span><text:a xlink:type="simple" xlink:href="mailto:Learn@home" text:style-name="Internet_20_link" text:visited-style-name="Visited_20_Internet_20_Link"><text:span text:style-name="T3">Learn@home</text:span></text:a></text:p>
      <text:p text:style-name="P8"/>
      <text:p text:style-name="P1"/>
      <text:p text:style-name="P1"/>
      <text:p text:style-name="P9">Page de connexion</text:p>
      <text:p text:style-name="P1"/>
      <text:p text:style-name="P1"/>
      <text:p text:style-name="P1"><text:span text:style-name="T1">Feature :</text:span> L’identification</text:p>
      <text:p text:style-name="P1"/>
      <text:p text:style-name="P1">En tant qu’utilisateur,</text:p>
      <text:p text:style-name="P1">Je veux m’identifier,</text:p>
      <text:p text:style-name="P1">Afin d’accéder au reste du site, aux services personnalisés</text:p>
      <text:p text:style-name="P1"/>
      <text:p text:style-name="P7">Critère d’acceptation :</text:p>
      <text:p text:style-name="P1">Page de connexion, sur laquelle on trouve une interface de connexion de type « Identifiant/Mot de passe », complémentée d’un bouton « Se connecter ».</text:p>
      <text:p text:style-name="P1">Une fois connecté, l’utilisateur est redirigé vers le tableau de bord.</text:p>
      <text:p text:style-name="P7">_________________________________________________________________________________________</text:p>
      <text:p text:style-name="P7"/>
      <text:p text:style-name="P1"><text:span text:style-name="T1">Feature :</text:span> Perte de mot de passe</text:p>
      <text:p text:style-name="P1">En tant qu’utilisateur,</text:p>
      <text:p text:style-name="P1">Je veux récupérer mon mot de passe,</text:p>
      <text:p text:style-name="P1">Afin de pouvoir m’identifier.</text:p>
      <text:p text:style-name="P1"/>
      <text:p text:style-name="P7">Critère d’acceptation :</text:p>
      <text:p text:style-name="P1">Un bouton type « Mot de passe oublié ? » qui envoie un mail suite à l’entrée de l’identifiant, ou de la boîte mail lié lors de la création de compte.</text:p>
      <text:p text:style-name="P1">_________________________________________________________________________________________</text:p>
      <text:p text:style-name="P1"/>
      <text:p text:style-name="P1"><text:span text:style-name="T1">Feature : </text:span>Création de compte</text:p>
      <text:p text:style-name="P1">En tant qu’utilisateur,</text:p>
      <text:p text:style-name="P1">Je veux créer un compte,</text:p>
      <text:p text:style-name="P1">Afin de pouvoir bénéficier des services proposés.</text:p>
      <text:p text:style-name="P1"/>
      <text:p text:style-name="P7">Critère d’acceptation :</text:p>
      <text:p text:style-name="P1">Un bouton intitulé « Création de compte » placé en évidence et renvoyant vers une autre page ; une page de création de compte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Formulaire de création de compte</text:p>
      <text:p text:style-name="P1"/>
      <text:p text:style-name="P1"/>
      <text:p text:style-name="P1"/>
      <text:p text:style-name="P1"><text:span text:style-name="T1">Feature :</text:span> Créer un compte,</text:p>
      <text:p text:style-name="P1">En tant qu’utilisateur,</text:p>
      <text:p text:style-name="P1">Je veux créer un compte,</text:p>
      <text:p text:style-name="P1">Afin de pouvoir bénéficier des services proposés.</text:p>
      <text:p text:style-name="P1"/>
      <text:p text:style-name="P7">Critère d’acceptation :</text:p>
      <text:p text:style-name="P1">Formulaire de création de compte, comprenant :</text:p>
      <text:list xml:id="list8216148264285914054" text:style-name="L1">
        <text:list-item>
          <text:p text:style-name="P13">Nom d’utilisateur / Identifiant</text:p>
        </text:list-item>
        <text:list-item>
          <text:p text:style-name="P13">Fonction (élève/ Mentor)</text:p>
        </text:list-item>
        <text:list-item>
          <text:p text:style-name="P13">Si mentor, qualification requise</text:p>
        </text:list-item>
        <text:list-item>
          <text:p text:style-name="P13">Adresse mail valide</text:p>
        </text:list-item>
        <text:list-item>
          <text:p text:style-name="P13">Mot de passe x2</text:p>
        </text:list-item>
      </text:list>
      <text:p text:style-name="P1"/>
      <text:p text:style-name="P1">A. Le nom d’utilisateur sert lors de la phase d’identification et de récupération de mot de passe. C’est aussi sous nom que l’utilisateur apparaît dans le chat.</text:p>
      <text:p text:style-name="P1">B. La fonction détermine les droits lors de l’utilisation de la page du gestionnaire de tâches.</text:p>
      <text:p text:style-name="P1">C. Si l’utilisateur choisit la case “mentor”, une vérification des qualifications doit être établie : la demande de création de compte est alors soumise à une vérification manuelle.</text:p>
      <text:p text:style-name="P1">D. L’adresse mail sert à contacter l’utilisateur. C’est au travers d’elle qu’est transmis le lien de vérification lors de la création de compte et de récupération de mot de passe.</text:p>
      <text:p text:style-name="P1">E. Forme classique de mot de passe + vérification du mot de passe.</text:p>
      <text:p text:style-name="P1"/>
      <text:p text:style-name="P1">Une fois le formulaire complété sans erreur, l’utilisateur est redirigé vers la page de connexion. Sinon, un message d’erreur s’affiche et demande à l’utilisateur de vérifier la validité des informations fourn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ableau de bord</text:p>
      <text:p text:style-name="P1"/>
      <text:p text:style-name="P1"/>
      <text:p text:style-name="P1"/>
      <text:p text:style-name="P1"><text:span text:style-name="T1">Feature :</text:span> Accéder au soutien</text:p>
      <text:p text:style-name="P1">En tant qu’utilisateur,</text:p>
      <text:p text:style-name="P1">Je veux accéder au soutien scolaire,</text:p>
      <text:p text:style-name="P1">Afin de pouvoir recevoir / fournir l’aide annoncé.</text:p>
      <text:p text:style-name="P1"/>
      <text:p text:style-name="P7">Critère d’acceptation :</text:p>
      <text:p text:style-name="P1">Lien vers une page de chat, où l’élève et le mentor peuvent échanger de façon instantanée.</text:p>
      <text:p text:style-name="P1">Sur le tableau de bord, une imagerie permet d’alerter l’utilisateur de message non-lu.</text:p>
      <text:p text:style-name="P1">Toujours sur le tableau de bord, une liste des contacts ajoutés en lignes.</text:p>
      <text:p text:style-name="P1">_________________________________________________________________________________________</text:p>
      <text:p text:style-name="P1"/>
      <text:p text:style-name="P1"><text:span text:style-name="T1">Feature : </text:span>Consulter mes prochains rendez-vous</text:p>
      <text:p text:style-name="P1">En tant qu’utilisateur,</text:p>
      <text:p text:style-name="P1">Je veux consulter mes rendez-vous,</text:p>
      <text:p text:style-name="P1">Afin de pouvoir dégager du temps.</text:p>
      <text:p text:style-name="P1"/>
      <text:p text:style-name="P7">Critère d’acceptation :</text:p>
      <text:p text:style-name="P1">Lien vers une page de calendrier, qui affiche les prochains rendez-vous planifiés.</text:p>
      <text:p text:style-name="P1">Sur le tableau de bord, une imagerie doit permet à l’utilisateur de voir l’échéance du prochain événement.</text:p>
      <text:p text:style-name="P1">_________________________________________________________________________________________</text:p>
      <text:p text:style-name="P1"/>
      <text:p text:style-name="P1"><text:span text:style-name="T1">Feature</text:span> : Gérer mes tâches</text:p>
      <text:p text:style-name="P1">En tant qu’utilisateur,</text:p>
      <text:p text:style-name="P1">Je veux gérer mes tâches,</text:p>
      <text:p text:style-name="P1">Afin de m’organiser.</text:p>
      <text:p text:style-name="P1"/>
      <text:p text:style-name="P7">Critère d’acceptation :</text:p>
      <text:p text:style-name="P1">Lien vers une autre page, le gestionnaire de tâches.</text:p>
      <text:p text:style-name="P1">Sur le tableau de bord, une version abrégée type « to-do list » doit être mis en évidence.</text:p>
      <text:p text:style-name="P1">_________________________________________________________________________________________</text:p>
      <text:p text:style-name="P1"/>
      <text:p text:style-name="P1"><text:span text:style-name="T1">Feature : </text:span>Editer le profil</text:p>
      <text:p text:style-name="P1">En tant qu’utilisateur,</text:p>
      <text:p text:style-name="P1">Je veux éditer mon profil,</text:p>
      <text:p text:style-name="P1">Afin de mettre à jour mes informations.</text:p>
      <text:p text:style-name="P1"/>
      <text:p text:style-name="P7">Critère d’acceptation :</text:p>
      <text:p text:style-name="P1">Lien vers une page de gestion du profile.</text:p>
      <text:p text:style-name="P1">Sur le tableau de bord, doit être mis en évidence la demande d’une photo de l’utilisateur avant de se connecter à la messagerie.</text:p>
      <text:p text:style-name="P1">Une bannière prévient l’utilisateur lors de la première connexion ET à chaque future connexion si la condition n’est toujours pas remplie.</text:p>
      <text:p text:style-name="P1"/>
      <text:p text:style-name="P1"/>
      <text:p text:style-name="P1"/>
      <text:p text:style-name="P9"><text:soft-page-break/>L’interface de chat</text:p>
      <text:p text:style-name="P3"/>
      <text:p text:style-name="P3"/>
      <text:p text:style-name="P3"/>
      <text:p text:style-name="P2"><text:span text:style-name="T1">Feature :</text:span> Communiquer</text:p>
      <text:p text:style-name="P2">En tant qu’utilisateur,</text:p>
      <text:p text:style-name="P2">Je veux communiquer de façon instantanée,</text:p>
      <text:p text:style-name="P2">Afin de bénéficier / fournir l’aide promise.</text:p>
      <text:p text:style-name="P2"/>
      <text:p text:style-name="P5">Critère d’acceptation :</text:p>
      <text:p text:style-name="P2">Interface de chat, sur le modèle convenu lors de la réunion.</text:p>
      <text:p text:style-name="P2">_________________________________________________________________________________________</text:p>
      <text:p text:style-name="P2"/>
      <text:p text:style-name="P2"><text:span text:style-name="T1">Feature :</text:span> Identifier mon correspondant</text:p>
      <text:p text:style-name="P2">En tant qu’utilisateur,</text:p>
      <text:p text:style-name="P2">Je veux pouvoir identifier mon correspondant,</text:p>
      <text:p text:style-name="P2">Afin de pouvoir formuler mes demandes.</text:p>
      <text:p text:style-name="P2"/>
      <text:p text:style-name="P5">Critère d’acceptation :</text:p>
      <text:p text:style-name="P2">Les messages envoyés commencent par le nom de l’utilisateur.</text:p>
      <text:p text:style-name="P2">Une photo de l’utilisateur doit aussi être placée à côté du message à chaque itération.</text:p>
      <text:p text:style-name="P2">_________________________________________________________________________________________</text:p>
      <text:p text:style-name="P2"/>
      <text:p text:style-name="P2"><text:span text:style-name="T1">Feature : </text:span>Consulter l’état des messages</text:p>
      <text:p text:style-name="P2">En tant qu’utilisateur,</text:p>
      <text:p text:style-name="P2">Je veux consulter l’état des messages que j’ai envoyés,</text:p>
      <text:p text:style-name="P2">Afin de me préparer à une réponse.</text:p>
      <text:p text:style-name="P2"/>
      <text:p text:style-name="P5">Critère d’acceptation :</text:p>
      <text:p text:style-name="P2">Les messages sont accompagnés de deux attributs :</text:p>
      <text:list xml:id="list8477375256533387861" text:style-name="L2">
        <text:list-item>
          <text:list>
            <text:list-item>
              <text:p text:style-name="P15">un système d’horodatage type « envoyé à [date + heure]</text:p>
            </text:list-item>
            <text:list-item>
              <text:p text:style-name="P15">un système de lu / non lu</text:p>
            </text:list-item>
          </text:list>
        </text:list-item>
      </text:list>
      <text:p text:style-name="P2">_________________________________________________________________________________________</text:p>
      <text:p text:style-name="P2"/>
      <text:p text:style-name="P2"><text:span text:style-name="T1">Feature :</text:span> Accéder à des conversations passées</text:p>
      <text:p text:style-name="P2">En tant qu’utilisateur,</text:p>
      <text:p text:style-name="P2">Je veux pouvoir relire les conversations passés</text:p>
      <text:p text:style-name="P2">Afin d'accéder à des informations passés.</text:p>
      <text:p text:style-name="P2"/>
      <text:p text:style-name="P5">Critère d’acceptation :</text:p>
      <text:p text:style-name="P2">Possibilité de remonter dans le chat.</text:p>
      <text:p text:style-name="P2">_________________________________________________________________________________________</text:p>
      <text:p text:style-name="P2"/>
      <text:p text:style-name="P2"><text:span text:style-name="T1">Feature :</text:span> Modifier ses contacts</text:p>
      <text:p text:style-name="P2">En tant qu’utilisateur,</text:p>
      <text:p text:style-name="P2">je veux apporter des modifications aux contacts,</text:p>
      <text:p text:style-name="P2">Afin d’ajouter / supprimer de nouveaux contacts.</text:p>
      <text:p text:style-name="P2"/>
      <text:p text:style-name="P5">Critère d’acceptation :</text:p>
      <text:p text:style-name="P2">Bouton “contact” affichant un menu flottant permettant l’ajout ou suppression de contacts.</text:p>
      <text:p text:style-name="P9"><text:soft-page-break/>La page de calendrier</text:p>
      <text:p text:style-name="P10"/>
      <text:p text:style-name="P10"/>
      <text:p text:style-name="P10"/>
      <text:p text:style-name="P5">Feature : <text:span text:style-name="T2">Consulter les événements</text:span></text:p>
      <text:p text:style-name="P2">En tant qu’utilisateur,</text:p>
      <text:p text:style-name="P2">Je veux être informé des réunions et événements à venir,</text:p>
      <text:p text:style-name="P2">Afin de pouvoir dégager le temps nécessaire.</text:p>
      <text:p text:style-name="P2"/>
      <text:p text:style-name="P5">Critère d’acceptation :</text:p>
      <text:p text:style-name="P2">Page de calendrier classique, sur lequel s’affichent les différents événements et rendez-vous de l’utilisateur.</text:p>
      <text:p text:style-name="P2">_________________________________________________________________________________________</text:p>
      <text:p text:style-name="P5"/>
      <text:p text:style-name="P2"><text:span text:style-name="T1">Feature : </text:span>Gérer des rendez-vous</text:p>
      <text:p text:style-name="P2">En tant qu’utilisateur,</text:p>
      <text:p text:style-name="P2">Je veux pouvoir gérer mes rendez-vous,</text:p>
      <text:p text:style-name="P2">Afin de pouvoir prévoir mon organisation.</text:p>
      <text:p text:style-name="P2"/>
      <text:p text:style-name="P5">Critère d’acceptation :</text:p>
      <text:p text:style-name="P2">Un bouton signale la possibilitée d'ajouter des rendez-vous.</text:p>
      <text:p text:style-name="P2">Chaques rendez-vous crées peut être modifié ou supprimer.</text:p>
      <text:p text:style-name="P2">Dans les deux cas, un page s'ouvre affichant les différents critères.</text:p>
      <text:p text:style-name="P2">Les critères sont : la date, l’heure et la personne avec qui le rendez-vous est prévu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9"><text:soft-page-break/>La page de gestion des tâches</text:p>
      <text:p text:style-name="P9"/>
      <text:p text:style-name="P9"/>
      <text:p text:style-name="P9"/>
      <text:p text:style-name="P2"><text:span text:style-name="T1">Feature : </text:span>Créer des tâches pour moi-même</text:p>
      <text:p text:style-name="P2">En tant qu’élève,</text:p>
      <text:p text:style-name="P2">Je veux créer des tâches pour moi-même,</text:p>
      <text:p text:style-name="P2">Afin de m’organiser.</text:p>
      <text:p text:style-name="P2"/>
      <text:p text:style-name="P5">Critère d’acceptation :</text:p>
      <text:p text:style-name="P2">Menu flottant permettant l’ajout d’une tâche nommé sous laquelle on peut ajouter des conditions de validations telles que :</text:p>
      <text:list xml:id="list4025856795110366049" text:style-name="L3">
        <text:list-item>
          <text:list>
            <text:list-item>
              <text:p text:style-name="P16">Une description</text:p>
            </text:list-item>
            <text:list-item>
              <text:p text:style-name="P16">Une condition de validation</text:p>
            </text:list-item>
            <text:list-item>
              <text:p text:style-name="P16">Une date limite</text:p>
            </text:list-item>
          </text:list>
        </text:list-item>
      </text:list>
      <text:p text:style-name="P2">_________________________________________________________________________________________</text:p>
      <text:p text:style-name="P2"/>
      <text:p text:style-name="P2"><text:span text:style-name="T1">Feature : </text:span>Créer des tâches pour un élève</text:p>
      <text:p text:style-name="P2">En tant que Mentor,</text:p>
      <text:p text:style-name="P2">Je veux créer des tâches pour mon/mes élève(s),</text:p>
      <text:p text:style-name="P2">Afin de l’aider dans son organisation.</text:p>
      <text:p text:style-name="P2"/>
      <text:p text:style-name="P5">Critère d’acceptation :</text:p>
      <text:p text:style-name="P2">Dans le cas où le profil possède la validation “mentor”, la fonction « ajouter des tâches » comporte une nouvelle option : « Ajouter la page pour :" qui liste tous les éléments de la liste de contact.</text:p>
      <text:p text:style-name="P2"/>
      <text:p text:style-name="P2"/>
      <text:p text:style-name="P4"/>
      <text:p text:style-name="P4"/>
      <text:p text:style-name="P4"/>
      <text:p text:style-name="P9">La page de gestion du profile</text:p>
      <text:p text:style-name="P10"/>
      <text:p text:style-name="P10"/>
      <text:p text:style-name="P10"/>
      <text:p text:style-name="P2"><text:span text:style-name="T1">Feature :</text:span> Modifier mon profil</text:p>
      <text:p text:style-name="P2">En tant qu’utilisateur,</text:p>
      <text:p text:style-name="P2">Je veux modifier mon profil,</text:p>
      <text:p text:style-name="P2">Afin de mettre à jour mes informations.</text:p>
      <text:p text:style-name="P2"/>
      <text:p text:style-name="P5">Critère d’acceptation :</text:p>
      <text:p text:style-name="P2">Possibilité de modifier les informations données lors de la création de compte.</text:p>
      <text:p text:style-name="P2">Des options supplémentaires sont disponibles telles que la possibilité d’uploader une image de profil, de supprimer son compte définitivement (accompagné d’un email de vérification avant suppression)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18M7S</meta:editing-duration>
    <meta:editing-cycles>175</meta:editing-cycles>
    <meta:generator>OpenOffice/4.1.8$Win32 OpenOffice.org_project/418m3$Build-9803</meta:generator>
    <dc:date>2021-02-05T16:15:08.83</dc:date>
    <dc:creator>Antoine Rimonteil</dc:creator>
    <meta:document-statistic meta:table-count="0" meta:image-count="0" meta:object-count="0" meta:page-count="6" meta:paragraph-count="155" meta:word-count="1139" meta:character-count="7923"/>
    <meta:user-defined meta:name="Info 1"/>
    <meta:user-defined meta:name="Info 2"/>
    <meta:user-defined meta:name="Info 3"/>
    <meta:user-defined meta:name="Info 4"/>
  </office:meta>
</office:document-meta>
</file>